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owawayClassLoader.findResour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awayClassLoader.loadClass( String name , boolean resolv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hrowawayClassLoader.ThrowawayClassLoader( ClassLoad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rowawayClassLoader.loadClassFromResourc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